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Helper.parse( InputSource input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Helper.getAttribute( Element element , String attribut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Helper.getElementText( Element 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Helper.getSystemIdLocation( Element 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mHelper.getChildElement( Element element , String namespace , String localName , boolean require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omHelper.compileElementContent( 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ocationTrackingDOMParser.setLoca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omHelper.getLocation( 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mHelper.getLineLocation( Element 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cationTrackingDOMParser.startElement( QName qName , XMLAttributes xmlAttributes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Helper.getAttributeAsInteger( Element element , String attributeName , int default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omHelper.getAttribute( Element element , String attributeName , String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Helper.getColumnLocation( 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mHelper.getChildElements( Element element , String namespa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cationTrackingDOMParser.startDocument( XMLLocator xmlLocator , String s , NamespaceContext namespaceContext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Helper.getAttributeAsInteger( Element element , String attribut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Helper.getChildElement( Element element , String namespace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Helper.getChildElements( Element element , String namespace , String local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mHelper.getAttributeAsBoolean( Element element , String attributeName , boolean default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